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F00000189F7DFBA89CEA3DAB4.png" manifest:media-type="image/png"/>
  <manifest:file-entry manifest:full-path="Pictures/100000000000014B0000025526AA0486795438A4.png" manifest:media-type="image/png"/>
  <manifest:file-entry manifest:full-path="Pictures/100000000000018C000001EECAC33D071CB68BF4.png" manifest:media-type="image/png"/>
  <manifest:file-entry manifest:full-path="Pictures/100000000000018B0000025B1E2FDEEFDF55F5F8.png" manifest:media-type="image/png"/>
  <manifest:file-entry manifest:full-path="Pictures/100000000000025900000164F7C7625C8505F92A.png" manifest:media-type="image/png"/>
  <manifest:file-entry manifest:full-path="Pictures/10000000000003680000028404CA464EB1F09A23.png" manifest:media-type="image/png"/>
  <manifest:file-entry manifest:full-path="Pictures/1000000000000280000003221E4B56078B819639.png" manifest:media-type="image/png"/>
  <manifest:file-entry manifest:full-path="Pictures/100000000000029700000281173B01C20259B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45cm" fo:min-width="39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1cm" fo:min-width="0.996cm"/>
    </style:style>
    <style:style style:name="gr4" style:family="graphic" style:parent-style-name="standard">
      <style:graphic-properties draw:textarea-horizontal-align="justify" draw:textarea-vertical-align="middle" draw:auto-grow-height="false" fo:min-height="1.01cm" fo:min-width="0.657cm"/>
    </style:style>
    <style:style style:name="gr5" style:family="graphic" style:parent-style-name="standard">
      <style:graphic-properties draw:textarea-horizontal-align="justify" draw:textarea-vertical-align="middle" draw:auto-grow-height="false" fo:min-height="1.01cm" fo:min-width="0.5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29cm" svg:height="12.543cm" svg:x="32.31cm" svg:y="15.178cm">
          <draw:image xlink:href="Pictures/100000000000014B0000025526AA0486795438A4.png" xlink:type="simple" xlink:show="embed" xlink:actuate="onLoad" loext:mime-type="image/png">
            <text:p/>
          </draw:image>
        </draw:frame>
        <draw:frame draw:style-name="gr2" draw:text-style-name="P2" draw:layer="layout" svg:width="8.16cm" svg:height="13.448cm" svg:x="32.181cm" svg:y="1.548cm">
          <draw:image xlink:href="Pictures/100000000000018B0000025B1E2FDEEFDF55F5F8.png" xlink:type="simple" xlink:show="embed" xlink:actuate="onLoad" loext:mime-type="image/png">
            <text:p/>
          </draw:image>
        </draw:frame>
        <draw:frame draw:style-name="gr2" draw:text-style-name="P2" draw:layer="layout" svg:width="9.135cm" svg:height="6.746cm" svg:x="1.869cm" svg:y="1.512cm">
          <draw:image xlink:href="Pictures/10000000000003680000028404CA464EB1F09A23.png" xlink:type="simple" xlink:show="embed" xlink:actuate="onLoad" loext:mime-type="image/png">
            <text:p/>
          </draw:image>
        </draw:frame>
        <draw:frame draw:style-name="gr2" draw:text-style-name="P2" draw:layer="layout" svg:width="6.993cm" svg:height="8.764cm" svg:x="16.939cm" svg:y="8.115cm">
          <draw:image xlink:href="Pictures/1000000000000280000003221E4B56078B819639.png" xlink:type="simple" xlink:show="embed" xlink:actuate="onLoad" loext:mime-type="image/png">
            <text:p/>
          </draw:image>
        </draw:frame>
        <draw:frame draw:style-name="gr2" draw:text-style-name="P2" draw:layer="layout" svg:width="9.151cm" svg:height="5.42cm" svg:x="16.36cm" svg:y="1.719cm">
          <draw:image xlink:href="Pictures/100000000000025900000164F7C7625C8505F92A.png" xlink:type="simple" xlink:show="embed" xlink:actuate="onLoad" loext:mime-type="image/png">
            <text:p/>
          </draw:image>
        </draw:frame>
        <draw:frame draw:style-name="gr2" draw:text-style-name="P2" draw:layer="layout" svg:width="7.318cm" svg:height="8.363cm" svg:x="2.634cm" svg:y="9.083cm">
          <draw:image xlink:href="Pictures/100000000000018C000001EECAC33D071CB68BF4.png" xlink:type="simple" xlink:show="embed" xlink:actuate="onLoad" loext:mime-type="image/png">
            <text:p/>
          </draw:image>
        </draw:frame>
        <draw:frame draw:style-name="gr2" draw:text-style-name="P2" draw:layer="layout" svg:width="9.307cm" svg:height="8.431cm" svg:x="1.908cm" svg:y="18.28cm">
          <draw:image xlink:href="Pictures/100000000000029700000281173B01C20259B8C7.png" xlink:type="simple" xlink:show="embed" xlink:actuate="onLoad" loext:mime-type="image/png">
            <text:p/>
          </draw:image>
        </draw:frame>
        <draw:frame draw:style-name="gr2" draw:text-style-name="P2" draw:layer="layout" svg:width="6.143cm" svg:height="8.411cm" svg:x="17.471cm" svg:y="18.419cm">
          <draw:image xlink:href="Pictures/100000000000011F00000189F7DFBA89CEA3DAB4.png" xlink:type="simple" xlink:show="embed" xlink:actuate="onLoad" loext:mime-type="image/png">
            <text:p/>
          </draw:image>
        </draw:frame>
        <draw:custom-shape draw:style-name="gr3" draw:text-style-name="P1" draw:layer="layout" svg:width="2.116cm" svg:height="1.78cm" svg:x="8.303cm" svg:y="5.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6.392cm" svg:y="13.1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4.33cm" svg:y="20.97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443cm" svg:height="1.78cm" svg:x="23.726cm" svg:y="5.2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21.517cm" svg:y="11.64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21.023cm" svg:y="21.8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635cm" svg:height="1.78cm" svg:x="32.567cm" svg:y="14.0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7:19:46.58</meta:creation-date>
    <dc:date>2019-10-25T14:17:40.562000000</dc:date>
    <meta:editing-duration>PT1H43M21S</meta:editing-duration>
    <meta:editing-cycles>14</meta:editing-cycles>
    <meta:generator>LibreOffice/6.2.5.2$Windows_X86_64 LibreOffice_project/1ec314fa52f458adc18c4f025c545a4e8b22c159</meta:generator>
    <meta:document-statistic meta:object-count="16"/>
  </office:meta>
</office:document-meta>
</file>